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1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7T14:22:08</dc:date>
    <dc:creator>tokai </dc:creator>
    <meta:editing-duration>PT2M17S</meta:editing-duration>
    <meta:editing-cycles>15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596cm" svg:height="7.174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5581039058626">
                <text:p>-0.125581039058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74762629171449">
                <text:p>0.374762629171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618033988749896">
                <text:p>-0.6180339887498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74762629171451">
                <text:p>-0.3747626291714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